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4132in"/>
    </style:style>
    <style:style style:name="Table1.B" style:family="table-column">
      <style:table-column-properties style:column-width="1.4236in"/>
    </style:style>
    <style:style style:name="Table1.C" style:family="table-column">
      <style:table-column-properties style:column-width="1.1924in"/>
    </style:style>
    <style:style style:name="Table1.D" style:family="table-column">
      <style:table-column-properties style:column-width="1.3264in"/>
    </style:style>
    <style:style style:name="Table1.E" style:family="table-column">
      <style:table-column-properties style:column-width="1.1444in"/>
    </style:style>
    <style:style style:name="Table1.1" style:family="table-row">
      <style:table-row-properties style:min-row-height="0.8125in" fo:keep-together="auto"/>
    </style:style>
    <style:style style:name="Table1.A1" style:family="table-cell">
      <style:table-cell-properties style:vertical-align="" fo:padding-left="0.1389in" fo:padding-right="0.1389in" fo:padding-top="0.0694in" fo:padding-bottom="0.0694in" fo:border="0.6pt solid #d1d9e0"/>
    </style:style>
    <style:style style:name="Table1.2" style:family="table-row">
      <style:table-row-properties style:min-row-height="1.0313in" fo:keep-together="auto"/>
    </style:style>
    <style:style style:name="Table1.3" style:family="table-row">
      <style:table-row-properties style:min-row-height="1.2604in" fo:keep-together="auto"/>
    </style:style>
    <style:style style:name="Table1.6" style:family="table-row">
      <style:table-row-properties style:min-row-height="1.4792in" fo:keep-together="auto"/>
    </style:style>
    <style:style style:name="P1" style:family="paragraph" style:parent-style-name="Standard">
      <loext:graphic-properties draw:fill="solid" draw:fill-color="#ffffff"/>
      <style:paragraph-properties fo:background-color="#ffffff"/>
    </style:style>
    <style:style style:name="P2" style:family="paragraph" style:parent-style-name="Standard">
      <style:paragraph-properties fo:margin-top="0in" fo:margin-bottom="0.1665in" loext:contextual-spacing="false" fo:line-height="100%"/>
    </style:style>
    <style:style style:name="P3" style:family="paragraph" style:parent-style-name="Standard">
      <loext:graphic-properties draw:fill="solid" draw:fill-color="#ffffff"/>
      <style:paragraph-properties fo:margin-top="0in" fo:margin-bottom="0.1665in" loext:contextual-spacing="false" fo:line-height="100%" fo:background-color="#ffffff"/>
    </style:style>
    <style:style style:name="P4" style:family="paragraph" style:parent-style-name="Standard">
      <style:paragraph-properties fo:margin-top="0in" fo:margin-bottom="0.1665in" loext:contextual-spacing="false" fo:line-height="100%" fo:text-align="center" style:justify-single-word="false"/>
    </style:style>
    <style:style style:name="P5" style:family="paragraph" style:parent-style-name="Heading_20_1" style:master-page-name="Standard">
      <loext:graphic-properties draw:fill="solid" draw:fill-color="#ffffff"/>
      <style:paragraph-properties fo:margin-top="0in" fo:margin-bottom="0.1665in" loext:contextual-spacing="false" fo:line-height="125%" fo:keep-together="auto" style:page-number="1" fo:background-color="#ffffff" fo:padding-left="0in" fo:padding-right="0in" fo:padding-top="0in" fo:padding-bottom="0.0972in" fo:border="none" fo:keep-with-next="auto"/>
    </style:style>
    <style:style style:name="P6" style:family="paragraph" style:parent-style-name="Heading_20_3">
      <loext:graphic-properties draw:fill="solid" draw:fill-color="#ffffff"/>
      <style:paragraph-properties fo:margin-top="0.25in" fo:margin-bottom="0.1665in" loext:contextual-spacing="false" fo:line-height="125%" fo:keep-together="auto" fo:background-color="#ffffff" fo:keep-with-next="auto"/>
    </style:style>
    <style:style style:name="P7" style:family="paragraph" style:parent-style-name="Heading_20_2">
      <loext:graphic-properties draw:fill="solid" draw:fill-color="#ffffff"/>
      <style:paragraph-properties fo:margin-top="0.25in" fo:margin-bottom="0.1665in" loext:contextual-spacing="false" fo:line-height="125%" fo:keep-together="auto" fo:background-color="#ffffff" fo:padding-left="0in" fo:padding-right="0in" fo:padding-top="0in" fo:padding-bottom="0.0693in" fo:border="none" fo:keep-with-next="auto"/>
    </style:style>
    <style:style style:name="P8" style:family="paragraph">
      <loext:graphic-properties draw:fill="solid" draw:fill-color="#a0a0a0"/>
      <style:paragraph-properties fo:text-align="center"/>
    </style:style>
    <style:style style:name="T1" style:family="text">
      <style:text-properties fo:color="#1f2328" fo:font-size="24pt" fo:font-weight="bold" style:font-size-asian="24pt" style:font-weight-asian="bold" style:font-size-complex="24pt" style:font-weight-complex="bold"/>
    </style:style>
    <style:style style:name="T2" style:family="text">
      <style:text-properties fo:color="#1f2328" fo:font-size="18pt" fo:font-weight="bold" style:font-size-asian="18pt" style:font-weight-asian="bold" style:font-size-complex="18pt" style:font-weight-complex="bold"/>
    </style:style>
    <style:style style:name="T3" style:family="text">
      <style:text-properties fo:color="#1f2328" fo:font-size="12pt" style:font-size-asian="12pt" style:font-size-complex="12pt"/>
    </style:style>
    <style:style style:name="T4" style:family="text">
      <style:text-properties fo:color="#1f2328" fo:font-size="12pt" style:font-size-asian="12pt" style:font-size-complex="12pt" fo:background-color="#ffffff"/>
    </style:style>
    <style:style style:name="T5" style:family="text">
      <style:text-properties fo:color="#1f2328" fo:font-size="12pt" fo:font-weight="bold" style:font-size-asian="12pt" style:font-weight-asian="bold" style:font-size-complex="12pt" style:font-weight-complex="bold" fo:background-color="#ffffff"/>
    </style:style>
    <style:style style:name="T6" style:family="text">
      <style:text-properties fo:color="#1f2328" fo:font-size="17.5pt" fo:font-weight="bold" style:font-size-asian="17.5pt" style:font-weight-asian="bold" style:font-size-complex="17.5pt" style:font-weight-complex="bold"/>
    </style:style>
    <style:style style:name="T7" style:family="text">
      <style:text-properties fo:color="#0969da" fo:font-size="12pt" style:text-underline-style="solid" style:text-underline-width="auto" style:text-underline-color="font-color" style:font-size-asian="12pt" style:font-size-complex="12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_sncfathu6hgk"/><text:span text:style-name="T1">Competitive Landscape Template</text:span></text:p>
      <text:p text:style-name="P7"><text:bookmark text:name="_20dj5wee0n9a"/><text:span text:style-name="T2">Part 1. Porter Five Forces</text:span></text:p>
      <text:p text:style-name="P3"><text:span text:style-name="T3">The transportation and storage sector witnessed 5.1% GDP growth in 2023. Road cargo continues to lead in volume, with a 14% growth in the first nine months of 2023.</text:span></text:p>
      <text:p text:style-name="P6"><text:bookmark text:name="_jlxn4c6ne7el"/><text:span text:style-name="T6">Threat of new entrants</text:span></text:p>
      <text:p text:style-name="P3"><text:span text:style-name="T3">Barriers to entry - Moderate to High</text:span></text:p>
      <text:p text:style-name="P3"><text:span text:style-name="T3">High fixed costs, regulatory hurdles, and a shortage of qualified operators create significant challenges for newcomers. Companies require scale to become profitable. Network of reliable partners is essential for reliable service.</text:span></text:p>
      <text:p text:style-name="P3"><text:span text:style-name="T3">Sources of advantage for current leaders: established cross-border network of partners. Achieved economies of scale. </text:span><text:a xlink:type="simple" xlink:href="https://www.investor.ge/2025/10/23/investment-news-34/" text:style-name="ListLabel_20_1" text:visited-style-name="ListLabel_20_1"><text:span text:style-name="T7">https://www.investor.ge/2025/10/23/investment-news-34/</text:span></text:a><text:span text:style-name="T3"> Likely new entrants: Retailers that might decide to integrate vertically and set up their own logistics hubs.</text:span></text:p>
      <text:p text:style-name="P3"><text:span text:style-name="T3">Force rating: Medium<text:line-break/>Small-scale entry is easy and price competition exists; it’s not “Low” because true competitive entry at scale is constrained.</text:span></text:p>
      <text:p text:style-name="P3"><text:span text:style-name="T3">Strategic implication:</text:span></text:p>
      <text:p text:style-name="Standard"><draw:rect text:anchor-type="as-char" style:rel-width="100%" draw:z-index="0" draw:style-name="gr1" draw:text-style-name="P8" svg:width="0.0012in" svg:height="0.0213in"><text:p/></draw:rect></text:p>
      <text:p text:style-name="P6"><text:bookmark text:name="_z5f6o3xv4hq7"/><text:span text:style-name="T6">Bargaining power of buyers</text:span></text:p>
      <text:p text:style-name="P3"><text:span text:style-name="T3">Who are the main buyers?<text:line-break/>Key buyers are e-commerce platforms, retailers (e.g., local marketplaces, international entrants), and B2C consumers ordering groceries, electronics, and apparel.</text:span></text:p>
      <text:p text:style-name="P3"><text:span text:style-name="T3">How concentrated are they? Low to Medium<text:line-break/>No dominant buyer controls the market, but major e-tailers and aggregator apps capture significant shares in a fragmented consumer base.</text:span></text:p>
      <text:p text:style-name="P3"><text:span text:style-name="T3">How easy is switching? Moderate to Easy<text:line-break/>. Retailers often offer multiple courier options. Last mile delivery services are commoditized and focused on speed/cost.</text:span></text:p>
      <text:p text:style-name="P3"><text:span text:style-name="T3">Force rating: High<text:line-break/>E-commerce buyers leverage abundant choices and low differentiation in Georgia's urban last mile market, pressuring margins despite infrastructure hurdles.</text:span></text:p>
      <text:p text:style-name="P3"><text:span text:style-name="T3">Strategic implication:<text:line-break/>Providers should prioritize tech for real-time tracking, last-minute routing, and loyalty programs to retain customers and increase cost of swathing. Consolidating with local partners for dense covera[...]</text:span></text:p>
      <text:p text:style-name="Standard"><draw:rect text:anchor-type="as-char" style:rel-width="100%" draw:z-index="1" draw:style-name="gr1" draw:text-style-name="P8" svg:width="0.0012in" svg:height="0.0213in"><text:p/></draw:rect></text:p>
      <text:p text:style-name="P6"><text:bookmark text:name="_39uxxbbypno6"/><text:span text:style-name="T6">Bargaining power of suppliers</text:span></text:p>
      <text:p text:style-name="P3"><text:span text:style-name="T3">Who are the critical suppliers?<text:line-break/>Key suppliers include fuel providers, drivers/labor agencies, maintenance companies and tech platforms for routing software</text:span></text:p>
      <text:p text:style-name="P3"><text:span text:style-name="T3">How concentrated are they? Low<text:line-break/>Numerous local fuel outlets, independent drivers, and generic vehicle dealers create abundant options.</text:span></text:p>
      <text:p text:style-name="P3"><text:soft-page-break/><text:span text:style-name="T3">How replaceable are they? Highly<text:line-break/>High replaceability thanks to commoditized inputs like diesel fuel, rental bikes/vans, and gig workers via apps.</text:span></text:p>
      <text:p text:style-name="P3"><text:span text:style-name="T3">Force rating: Low<text:line-break/>Abundant local alternatives and low differentiation keeps supplier power low in this urban, app-supported last mile ecosystem.</text:span></text:p>
      <text:p text:style-name="P3"><text:span text:style-name="T3">Strategic implication:<text:line-break/>Prioritize gig economy partnerships for scalability. Hedging fuel costs via long-term contracts. Negotiate maintenance frameworks.</text:span></text:p>
      <text:p text:style-name="Standard"><draw:rect text:anchor-type="as-char" style:rel-width="100%" draw:z-index="2" draw:style-name="gr1" draw:text-style-name="P8" svg:width="0.0012in" svg:height="0.0213in"><text:p/></draw:rect></text:p>
      <text:p text:style-name="P6"><text:bookmark text:name="_k4y7qxlztlai"/><text:span text:style-name="T6">Threat of substitutes</text:span></text:p>
      <text:p text:style-name="P3"><text:span text:style-name="T3">What alternatives solve the same job?<text:line-break/>(1) buy online and pickup from the store. Mostly the way the customer can do the job by self.</text:span></text:p>
      <text:p text:style-name="P3"><text:span text:style-name="T3">Why would customers switch?<text:line-break/>For the customer side, there will be less transportation cost and duration that is needed to get the product. There won't be to wait so many times for the currier to deliver.</text:span></text:p>
      <text:p text:style-name="P3"><text:span text:style-name="T3">Force rating: High</text:span></text:p>
      <text:p text:style-name="P3"><text:span text:style-name="T3">Strategic implication: Companies add more pickup warehouses in the city. By that it can decrease delivery and pickup time. Also, it will be better if there is partnership with companies that have lockets. And customers will have their own lockets.</text:span></text:p>
      <text:p text:style-name="Standard"><draw:rect text:anchor-type="as-char" style:rel-width="100%" draw:z-index="3" draw:style-name="gr1" draw:text-style-name="P8" svg:width="0.0012in" svg:height="0.0213in"><text:p/></draw:rect></text:p>
      <text:p text:style-name="P6"><text:bookmark text:name="_75s83d7d0jae"/><text:span text:style-name="T6">Competitive rivalry</text:span></text:p>
      <text:p text:style-name="P3"><text:span text:style-name="T3">Number and type of competitors:<text:line-break/>Over 100 logistics firms operate nationwide including: Oneway, Onex, Inex, USA2GEORGIA. Fragmented mix of SaaS logistics, 3PLs, and independent couriers creates intense local clutter</text:span></text:p>
      <text:p text:style-name="P3"><text:span text:style-name="T3">Basis of competition:<text:line-break/>Core battles focus on delivery speed (same-day guarantees), cost efficiency, app-based tracking and coverage in congested Tbilisi/Batumi areas. Since competing on price can be a losing game in long-term, therefore delivery comapnies are trying to shift focus on other important asepects, for example Onway package traking system increases visibility for customers, while Onex has added smart services that allow customers to remotely inspect packages before they are sent for delivery. In addition, according to the surveys by amazon, customers willingles to pay more for same-day delivery option increased up to 53% and that trend is evident is Georgia too. Number of orders placed on Glovo and Bolt apps has increased by +30% in 2022 alone and downloads for Bolt climbed from 7.2K to 8.6K weekly.</text:span></text:p>
      <text:p text:style-name="P3"><text:a xlink:type="simple" xlink:href="https://ramad.bog.ge/galt/ENG-E-commerce-sector-in-Georgia_Report.pdf" text:style-name="ListLabel_20_1" text:visited-style-name="ListLabel_20_1"><text:span text:style-name="T7">https://ramad.bog.ge/galt/ENG-E-commerce-sector-in-Georgia_Report.pdf</text:span></text:a></text:p>
      <text:p text:style-name="P3"><text:a xlink:type="simple" xlink:href="https://www.cnbc.com/2024/09/17/how-amazon-is-using-generative-ai-to-drive-more-same-day-deliveries.html" text:style-name="ListLabel_20_1" text:visited-style-name="ListLabel_20_1"><text:span text:style-name="T7">https://www.cnbc.com/2024/09/17/how-amazon-is-using-generative-ai-to-drive-more-same-day-deliveries.html</text:span></text:a></text:p>
      <text:p text:style-name="P3"><text:span text:style-name="T3">Price intensity: High<text:line-break/>There is an aggressive price wars through discounts, dynamic pricing on apps and low-margin bids for e-commerce volume erode profits, especially among unscaled gig operators chasing market share. There is also effort to differenciate the service so customers don't only focus on price and delibery speed, for example Inex and Onex have exlusive partensrhsip with popular chinse e-commerce app Pinduoduo.</text:span></text:p>
      <text:p text:style-name="P3"><text:span text:style-name="T3">Innovation intensity: Incremental<text:line-break/>Progress in routing AI, EV adoption (e.g., GoBolt's electric fleets) and smart walls. Self pickup is becoming more popular option, according to Europe saw a 29% increase in automated parcel machines (lockers) in 2023, reaching nearly 155,000 units by year-end and companie including Onex is working os seeting up smart walls (self pickup) across Georgias large cisties/: Tbilis, Batumi and Kutaisi.</text:span></text:p>
      <text:p text:style-name="P3"><text:a xlink:type="simple" xlink:href="https://cross-border-magazine.com/parcel-lockers-in-europe-2025/" text:style-name="ListLabel_20_1" text:visited-style-name="ListLabel_20_1"><text:span text:style-name="T7">https://cross-border-magazine.com/parcel-lockers-in-europe-2025/</text:span></text:a></text:p>
      <text:p text:style-name="P3"><text:span text:style-name="T3">Force rating: High<text:line-break/>The market is crowded with options for customers and most of the services offered are commoditized.</text:span></text:p>
      <text:p text:style-name="P3"><text:span text:style-name="T3">Strategic implication:<text:line-break/>Leaders should pursue acquisitions of small locals for network density, lock in exclusive e-commerce deals. Superior customer service can create loyal customers.</text:span></text:p>
      <text:p text:style-name="Standard"><draw:rect text:anchor-type="as-char" style:rel-width="100%" draw:z-index="4" draw:style-name="gr1" draw:text-style-name="P8" svg:width="0.0012in" svg:height="0.0213in"><text:p/></draw:rect></text:p>
      <text:p text:style-name="P7"><text:bookmark text:name="_ayejs7tcisph"/><text:soft-page-break/><text:span text:style-name="T2">Part 2. Value chain analysis</text:span></text:p>
      <text:p text:style-name="P6"><text:bookmark text:name="_ywdn46cptknb"/><text:span text:style-name="T6">Value chain Map</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text:span text:style-name="T5">Stage</text:span></text:p>
          </table:table-cell>
          <table:table-cell table:style-name="Table1.A1" office:value-type="string">
            <text:p text:style-name="P4"><text:span text:style-name="T5">Main activities</text:span></text:p>
          </table:table-cell>
          <table:table-cell table:style-name="Table1.A1" office:value-type="string">
            <text:p text:style-name="P4"><text:span text:style-name="T5">Main actors</text:span></text:p>
          </table:table-cell>
          <table:table-cell table:style-name="Table1.A1" office:value-type="string">
            <text:p text:style-name="P4"><text:span text:style-name="T5">Profit concentration</text:span></text:p>
          </table:table-cell>
          <table:table-cell table:style-name="Table1.A1" office:value-type="string">
            <text:p text:style-name="P4"><text:span text:style-name="T5">Digital pressure points</text:span></text:p>
          </table:table-cell>
        </table:table-row>
        <table:table-row table:style-name="Table1.2">
          <table:table-cell table:style-name="Table1.A1" office:value-type="string">
            <text:p text:style-name="P2"><text:span text:style-name="T4">Order Processing</text:span></text:p>
          </table:table-cell>
          <table:table-cell table:style-name="Table1.A1" office:value-type="string">
            <text:p text:style-name="P2"><text:span text:style-name="T4">Taking order, payment handling</text:span></text:p>
          </table:table-cell>
          <table:table-cell table:style-name="Table1.A1" office:value-type="string">
            <text:p text:style-name="P2"><text:span text:style-name="T4">E‑commerce merchants, marketplaces, social sellers</text:span></text:p>
          </table:table-cell>
          <table:table-cell table:style-name="Table1.A1" office:value-type="string">
            <text:p text:style-name="P2"><text:span text:style-name="T4">Medium to High</text:span></text:p>
          </table:table-cell>
          <table:table-cell table:style-name="Table1.A1" office:value-type="string">
            <text:p text:style-name="P2"><text:span text:style-name="T4">Order intake apps</text:span></text:p>
          </table:table-cell>
        </table:table-row>
        <table:table-row table:style-name="Table1.3">
          <table:table-cell table:style-name="Table1.A1" office:value-type="string">
            <text:p text:style-name="P2"><text:span text:style-name="T4">Warehouse/Pick-Pack</text:span></text:p>
          </table:table-cell>
          <table:table-cell table:style-name="Table1.A1" office:value-type="string">
            <text:p text:style-name="P2"><text:span text:style-name="T4">Picking, packing, micro-warehousing</text:span></text:p>
          </table:table-cell>
          <table:table-cell table:style-name="Table1.A1" office:value-type="string">
            <text:p text:style-name="P2"><text:span text:style-name="T4">3PL</text:span></text:p>
          </table:table-cell>
          <table:table-cell table:style-name="Table1.A1" office:value-type="string">
            <text:p text:style-name="P2"><text:span text:style-name="T4">Low (commoditized)</text:span></text:p>
          </table:table-cell>
          <table:table-cell table:style-name="Table1.A1" office:value-type="string">
            <text:p text:style-name="P2"><text:span text:style-name="T4">automated picking, tracking information sync</text:span></text:p>
          </table:table-cell>
        </table:table-row>
        <table:table-row table:style-name="Table1.3">
          <table:table-cell table:style-name="Table1.A1" office:value-type="string">
            <text:p text:style-name="P2"><text:span text:style-name="T4">Line-Haul to Hub</text:span></text:p>
          </table:table-cell>
          <table:table-cell table:style-name="Table1.A1" office:value-type="string">
            <text:p text:style-name="P2"><text:span text:style-name="T4">Short-haul to urban hubs/distribution pts</text:span></text:p>
          </table:table-cell>
          <table:table-cell table:style-name="Table1.A1" office:value-type="string">
            <text:p text:style-name="P2"><text:span text:style-name="T4">3PL</text:span></text:p>
          </table:table-cell>
          <table:table-cell table:style-name="Table1.A1" office:value-type="string">
            <text:p text:style-name="P2"><text:span text:style-name="T4">Low (commoditized)</text:span></text:p>
          </table:table-cell>
          <table:table-cell table:style-name="Table1.A1" office:value-type="string">
            <text:p text:style-name="P2"><text:span text:style-name="T4">route optimization, tracking information sync</text:span></text:p>
          </table:table-cell>
        </table:table-row>
        <table:table-row table:style-name="Table1.3">
          <table:table-cell table:style-name="Table1.A1" office:value-type="string">
            <text:p text:style-name="P2"><text:span text:style-name="T4">Last mile delivery</text:span></text:p>
          </table:table-cell>
          <table:table-cell table:style-name="Table1.A1" office:value-type="string">
            <text:p text:style-name="P2"><text:span text:style-name="T4">Route planning, Doorstep drop-off, POD verification</text:span></text:p>
          </table:table-cell>
          <table:table-cell table:style-name="Table1.A1" office:value-type="string">
            <text:p text:style-name="P2"><text:span text:style-name="T4">Riders/drivers</text:span></text:p>
          </table:table-cell>
          <table:table-cell table:style-name="Table1.A1" office:value-type="string">
            <text:p text:style-name="P2"><text:span text:style-name="T4">Medium to High (depends on delivery area)</text:span></text:p>
          </table:table-cell>
          <table:table-cell table:style-name="Table1.A1" office:value-type="string">
            <text:p text:style-name="P2"><text:span text:style-name="T4">Correct ETA, routing efficiency, customer notifications</text:span></text:p>
          </table:table-cell>
        </table:table-row>
        <table:table-row table:style-name="Table1.6">
          <table:table-cell table:style-name="Table1.A1" office:value-type="string">
            <text:p text:style-name="P2"><text:span text:style-name="T4">Reverse Logistics</text:span></text:p>
          </table:table-cell>
          <table:table-cell table:style-name="Table1.A1" office:value-type="string">
            <text:p text:style-name="P2"><text:span text:style-name="T4">Returns handling, refunds</text:span></text:p>
          </table:table-cell>
          <table:table-cell table:style-name="Table1.A1" office:value-type="string">
            <text:p text:style-name="P2"><text:span text:style-name="T4">Same as last mile delivery or any other</text:span></text:p>
          </table:table-cell>
          <table:table-cell table:style-name="Table1.A1" office:value-type="string">
            <text:p text:style-name="P2"><text:span text:style-name="T4">Low</text:span></text:p>
          </table:table-cell>
          <table:table-cell table:style-name="Table1.A1" office:value-type="string">
            <text:p text:style-name="P2"><text:span text:style-name="T4">Complexity, poor visibility, high handling cost</text:span></text:p>
          </table:table-cell>
        </table:table-row>
      </table:table>
      <text:p text:style-name="P6"><text:bookmark text:name="_5y9ewdalu6u9"/><text:span text:style-name="T6">Value chain interpretation</text:span></text:p>
      <text:p text:style-name="P3"><text:span text:style-name="T3">Which stage appears most vulnerable?<text:line-break/>Final delivery. High costs from traffic, low density outside Tbilisi, COD risks, and gig labor churn make it margin-eroding amid buyer demands for speed.</text:span></text:p>
      <text:p text:style-name="P3"><text:span text:style-name="T3">Which stage appears most defensible?<text:line-break/>Warehouse/pick-pack. Opportunity of reducing costs via scaling up, plus owning your inventory tech that locks in customers.</text:span></text:p>
      <text:p text:style-name="P3"><text:span text:style-name="T3">Where could a platform insert itself?<text:line-break/>Order processing. Aggregator apps can connect fragmented riders/e-tailers (like Uber for delivery), or warehouse hubs for shared pick-pack to cut costs in dispersed demand.</text:span></text:p>
      <text:p text:style-name="Standard"><draw:rect text:anchor-type="as-char" style:rel-width="100%" draw:z-index="5" draw:style-name="gr1" draw:text-style-name="P8" svg:width="0.0012in" svg:height="0.0213in"><text:p/></draw:rect></text:p>
      <text:p text:style-name="P7"><text:bookmark text:name="_mt02g4oxuez6"/><text:span text:style-name="T2">Part 3. Jobs-to-be-done competition</text:span></text:p>
      <text:p text:style-name="P6"><text:bookmark text:name="_fiium93clf6j"/><text:span text:style-name="T6">Core customer job</text:span></text:p>
      <text:p text:style-name="P3"><text:span text:style-name="T3">What job is the customer trying to get done?<text:line-break/>Receive the product safely and within the specified time frame without any unforeseen problems and without disrupting schedule.</text:span></text:p>
      <text:p text:style-name="P6"><text:bookmark text:name="_rzehohbwt0z2"/><text:span text:style-name="T6">Functional needs</text:span></text:p>
      <text:p text:style-name="P3"><text:span text:style-name="T3">Fast delivery system<text:line-break/>Approximately the exact time for delivery (customer know)<text:line-break/>Trustful delivery<text:line-break/>Customer know in live where the product is</text:span></text:p>
      <text:p text:style-name="P6"><text:bookmark text:name="_2yomfdydf05d"/><text:span text:style-name="T6">Emotional or social needs</text:span></text:p>
      <text:p text:style-name="P3"><text:span text:style-name="T3">Decrease the stress or anxiety for the customer and show that the company thinks and cares for their customers. It's important to deliver in a timely manner. If the customer knows that the product wil[...]</text:span></text:p>
      <text:p text:style-name="P6"><text:bookmark text:name="_2rktbijeqsvl"/><text:span text:style-name="T6">Alternative solutions</text:span></text:p>
      <text:p text:style-name="P3"><text:soft-page-break/><text:span text:style-name="T3">List both direct and indirect alternatives.<text:line-break/>Direct alternatives: Local transportation companies (Georgian Post, Traking.ge), Glovo, Wolt, Randex<text:line-break/>Indirect alternatives: Customer goes to the store and pickup the product.</text:span></text:p>
      <text:p text:style-name="P6"><text:bookmark text:name="_qldyegmg59hs"/><text:span text:style-name="T6">Interpretation</text:span></text:p>
      <text:p text:style-name="P1"><text:span text:style-name="T3">What does this reveal about hidden competition?<text:line-break/>Generally, the biggest hidden competitor is the customer, who wants to deliver by self. Person who uses the Lockets. The reason is that they do not have time to stay home and wait the currier.</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ListLabel_20_1" style:display-name="ListLabel 1" style:family="text">
      <style:text-properties fo:color="#0969da"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4" meta:paragraph-count="89" meta:word-count="1164" meta:character-count="8222" meta:non-whitespace-character-count="7141"/>
    <meta:generator>LibreOfficeDev/6.0.5.2$Linux_X86_64 LibreOffice_project/</meta:generator>
  </office:meta>
</office:document-meta>
</file>